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141.76pt"/>
    </style:style>
    <style:style style:name="co3" style:family="table-column">
      <style:table-column-properties fo:break-before="auto" style:column-width="10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Method_20_1">
      <style:table-properties table:display="true" style:writing-mode="lr-tb"/>
    </style:style>
    <style:style style:name="ta2" style:family="table" style:master-page-name="PageStyle_5f_Method_20_2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cccc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d9ead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b7b7b7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ethod 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018" table:default-cell-style-name="Default"/>
        <table:table-row table:style-name="ro1">
          <table:table-cell/>
          <table:table-cell table:style-name="ce1" office:value-type="string" calcext:value-type="string">
            <text:p>x</text:p>
          </table:table-cell>
          <table:table-cell/>
          <table:table-cell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Drive Wheel Diameter(in):</text:p>
          </table:table-cell>
          <table:table-cell table:formula="of:=9+3/8" office:value-type="string" office:string-value="9.375" calcext:value-type="string">
            <text:p>9.37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oint</text:p>
          </table:table-cell>
          <table:table-cell table:style-name="ce1" office:value-type="string" calcext:value-type="string">
            <text:p>Controller</text:p>
          </table:table-cell>
          <table:table-cell table:style-name="ce1" office:value-type="string" calcext:value-type="string">
            <text:p>Tachometer</text:p>
          </table:table-cell>
          <table:table-cell table:style-name="ce1" office:value-type="string" calcext:value-type="string">
            <text:p>SFM</text:p>
          </table:table-cell>
          <table:table-cell table:number-columns-repeated="1020"/>
        </table:table-row>
        <table:table-row table:style-name="ro1">
          <table:table-cell table:number-columns-repeated="4"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lope:</text:p>
          </table:table-cell>
          <table:table-cell table:style-name="ce4" table:number-matrix-columns-spanned="2" table:number-matrix-rows-spanned="1" table:formula="of:=LINEST([.D3:.D13];[.B3:.B13];0;0)" office:value-type="float" office:value="1.06715143462048" calcext:value-type="float">
            <text:p>1.067151434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style-name="ce3" office:value-type="float" office:value="131" calcext:value-type="float">
            <text:p>131</text:p>
          </table:table-cell>
          <table:table-cell table:formula="of:=[.C4]*2*PI()*[.G$1]/2/12" office:value-type="float" office:value="321.52237314083" calcext:value-type="float">
            <text:p>321.5223731408</text:p>
          </table:table-cell>
          <table:table-cell/>
          <table:table-cell>
            <draw:frame table:end-cell-address="'Method 1'.J22" table:end-x="50.26pt" table:end-y="8.19pt" draw:z-index="0" draw:name="Chart 1" draw:style-name="gr1" draw:text-style-name="P1" svg:width="455.98pt" svg:height="281.96pt" svg:x="6.01pt" svg:y="9.75pt">
              <loext:p draw:notify-on-update-of-ranges="'Method 1'.D3:'Method 1'.D13 'Method 1'.B3:'Method 1'.B13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3" office:value-type="float" office:value="218" calcext:value-type="float">
            <text:p>218</text:p>
          </table:table-cell>
          <table:table-cell table:formula="of:=[.C5]*2*PI()*[.G$1]/2/12" office:value-type="float" office:value="535.052498814512" calcext:value-type="float">
            <text:p>535.0524988145</text:p>
          </table:table-cell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float" office:value="700" calcext:value-type="float">
            <text:p>700</text:p>
          </table:table-cell>
          <table:table-cell table:style-name="ce3" office:value-type="float" office:value="305" calcext:value-type="float">
            <text:p>305</text:p>
          </table:table-cell>
          <table:table-cell table:formula="of:=[.C6]*2*PI()*[.G$1]/2/12" office:value-type="float" office:value="748.582624488193" calcext:value-type="float">
            <text:p>748.5826244882</text:p>
          </table:table-cell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float" office:value="900" calcext:value-type="float">
            <text:p>900</text:p>
          </table:table-cell>
          <table:table-cell table:style-name="ce3" office:value-type="float" office:value="392" calcext:value-type="float">
            <text:p>392</text:p>
          </table:table-cell>
          <table:table-cell table:formula="of:=[.C7]*2*PI()*[.G$1]/2/12" office:value-type="float" office:value="962.112750161874" calcext:value-type="float">
            <text:p>962.1127501619</text:p>
          </table:table-cell>
          <table:table-cell table:number-columns-repeated="10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float" office:value="1100" calcext:value-type="float">
            <text:p>1100</text:p>
          </table:table-cell>
          <table:table-cell table:style-name="ce3" office:value-type="float" office:value="478" calcext:value-type="float">
            <text:p>478</text:p>
          </table:table-cell>
          <table:table-cell table:formula="of:=[.C8]*2*PI()*[.G$1]/2/12" office:value-type="float" office:value="1173.18850657494" calcext:value-type="float">
            <text:p>1173.1885065749</text:p>
          </table:table-cell>
          <table:table-cell table:number-columns-repeated="102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float" office:value="1300" calcext:value-type="float">
            <text:p>1300</text:p>
          </table:table-cell>
          <table:table-cell table:style-name="ce3" office:value-type="float" office:value="565" calcext:value-type="float">
            <text:p>565</text:p>
          </table:table-cell>
          <table:table-cell table:formula="of:=[.C9]*2*PI()*[.G$1]/2/12" office:value-type="float" office:value="1386.71863224862" calcext:value-type="float">
            <text:p>1386.7186322486</text:p>
          </table:table-cell>
          <table:table-cell table:number-columns-repeated="10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float" office:value="1500" calcext:value-type="float">
            <text:p>1500</text:p>
          </table:table-cell>
          <table:table-cell table:style-name="ce3" office:value-type="float" office:value="652" calcext:value-type="float">
            <text:p>652</text:p>
          </table:table-cell>
          <table:table-cell table:formula="of:=[.C10]*2*PI()*[.G$1]/2/12" office:value-type="float" office:value="1600.2487579223" calcext:value-type="float">
            <text:p>1600.2487579223</text:p>
          </table:table-cell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float" office:value="1700" calcext:value-type="float">
            <text:p>1700</text:p>
          </table:table-cell>
          <table:table-cell table:style-name="ce3" office:value-type="float" office:value="739" calcext:value-type="float">
            <text:p>739</text:p>
          </table:table-cell>
          <table:table-cell table:formula="of:=[.C11]*2*PI()*[.G$1]/2/12" office:value-type="float" office:value="1813.77888359598" calcext:value-type="float">
            <text:p>1813.778883596</text:p>
          </table:table-cell>
          <table:table-cell table:number-columns-repeated="102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float" office:value="826" calcext:value-type="float">
            <text:p>826</text:p>
          </table:table-cell>
          <table:table-cell table:formula="of:=[.C12]*2*PI()*[.G$1]/2/12" office:value-type="float" office:value="2027.30900926966" calcext:value-type="float">
            <text:p>2027.3090092697</text:p>
          </table:table-cell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float" office:value="2100" calcext:value-type="float">
            <text:p>2100</text:p>
          </table:table-cell>
          <table:table-cell table:style-name="ce3" office:value-type="float" office:value="913" calcext:value-type="float">
            <text:p>913</text:p>
          </table:table-cell>
          <table:table-cell table:formula="of:=[.C13]*2*PI()*[.G$1]/2/12" office:value-type="float" office:value="2240.83913494334" calcext:value-type="float">
            <text:p>2240.8391349434</text:p>
          </table:table-cell>
          <table:table-cell table:number-columns-repeated="1020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thod 2" table:style-name="ta2">
        <table:table-column table:style-name="co3" table:number-columns-repeated="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table:number-columns-repeated="6"/>
          <table:table-cell table:style-name="ce1" office:value-type="string" calcext:value-type="string">
            <text:p>Drive Wheel Diameter(in):</text:p>
          </table:table-cell>
          <table:table-cell table:style-name="ce7" table:formula="of:=9+3/8" office:value-type="string" office:string-value="9.375" calcext:value-type="string">
            <text:p>9.37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otor Pully Theeth</text:p>
          </table:table-cell>
          <table:table-cell table:style-name="ce1" office:value-type="string" calcext:value-type="string">
            <text:p>Blade Wheel Teeth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Slope</text:p>
          </table:table-cell>
          <table:table-cell table:number-columns-repeated="1020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float" office:value="28" calcext:value-type="float">
            <text:p>28</text:p>
          </table:table-cell>
          <table:table-cell table:style-name="ce1" table:formula="of:=[.A3]/[.B3]" office:value-type="string" office:string-value="0.4285714286" calcext:value-type="string">
            <text:p>0.4285714286</text:p>
          </table:table-cell>
          <table:table-cell table:style-name="ce6" table:formula="of:=[.C3]*2*PI()*[.H$1]/2/12" office:value-type="string" office:string-value="1.05187254" calcext:value-type="string">
            <text:p>1.05187254</text:p>
          </table:table-cell>
          <table:table-cell table:number-columns-repeated="1020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ethod_20_1" style:display-name="PageStyle_Method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thod_20_2" style:display-name="PageStyle_Method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65" meta:object-count="1"/>
    <meta:generator>LibreOfficeDev/5.1.0.3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graphic-properties svg:stroke-color="#b7b7b7"/>
    </style:style>
    <style:style style:name="ch6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force-intercept="false" chart:regression-type="linear"/>
      <style:graphic-properties svg:stroke-width="0.053cm" svg:stroke-color="#3366cc" svg:stroke-opacity="60%"/>
    </style:style>
    <style:style style:name="ch8" style:family="chart">
      <style:text-properties style:text-position="0% 100%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.087cm" svg:height="9.948cm" xlink:href=".." xlink:type="simple" chart:class="chart:scatter" chart:style-name="ch1">
        <chart:legend chart:legend-position="end" svg:x="11.753cm" svg:y="4.426cm" style:legend-expansion="high" chart:style-name="ch2"/>
        <chart:plot-area chart:style-name="ch3" table:cell-range-address="'Method 1'.B3:'Method 1'.B13 'Method 1'.D3:'Method 1'.D13" svg:x="0.321cm" svg:y="0.198cm" svg:width="11.111cm" svg:height="9.552cm">
          <chartooo:coordinate-region svg:x="1.419cm" svg:y="0.397cm" svg:width="9.588cm" svg:height="8.706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ethod 1'.D3:'Method 1'.D13" chart:class="chart:scatter">
            <chart:domain table:cell-range-address="'Method 1'.B3:'Method 1'.B13"/>
            <chart:regression-curve chart:style-name="ch7">
              <chart:equation chart:display-equation="true" chart:display-r-square="false" chart:style-name="ch8"/>
            </chart:regression-curve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thod 1'.B3:'Method 1'.B13</svg:desc>
                </draw:g>
              </table:table-cell>
              <table:table-cell office:value-type="float" office:value="0">
                <text:p>0</text:p>
                <draw:g>
                  <svg:desc>'Method 1'.D3:'Method 1'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321.52237314083">
                <text:p>321.522373140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535.052498814512">
                <text:p>535.0524988145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">
                <text:p>700</text:p>
              </table:table-cell>
              <table:table-cell office:value-type="float" office:value="748.582624488193">
                <text:p>748.5826244881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0">
                <text:p>900</text:p>
              </table:table-cell>
              <table:table-cell office:value-type="float" office:value="962.112750161874">
                <text:p>962.1127501618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0">
                <text:p>1100</text:p>
              </table:table-cell>
              <table:table-cell office:value-type="float" office:value="1173.18850657494">
                <text:p>1173.188506574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0">
                <text:p>1300</text:p>
              </table:table-cell>
              <table:table-cell office:value-type="float" office:value="1386.71863224862">
                <text:p>1386.718632248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">
                <text:p>1500</text:p>
              </table:table-cell>
              <table:table-cell office:value-type="float" office:value="1600.2487579223">
                <text:p>1600.24875792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00">
                <text:p>1700</text:p>
              </table:table-cell>
              <table:table-cell office:value-type="float" office:value="1813.77888359598">
                <text:p>1813.778883595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0">
                <text:p>1900</text:p>
              </table:table-cell>
              <table:table-cell office:value-type="float" office:value="2027.30900926966">
                <text:p>2027.309009269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00">
                <text:p>2100</text:p>
              </table:table-cell>
              <table:table-cell office:value-type="float" office:value="2240.83913494334">
                <text:p>2240.839134943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